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269000001CF2F8F4D73E50B4826.png" manifest:media-type="image/png"/>
  <manifest:file-entry manifest:full-path="Pictures/20000002000001CF0000015BFCDE434109F1A40B.eps" manifest:media-type="image/x-eps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076cm" fo:min-width="0cm" fo:padding-top="0.139cm" fo:padding-bottom="0.139cm" fo:padding-left="0.264cm" fo:padding-right="0.2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333cm" svg:height="12.24cm" svg:x="1.867cm" svg:y="5.8cm">
          <draw:image xlink:href="Pictures/20000002000001CF0000015BFCDE434109F1A40B.eps" xlink:type="simple" xlink:show="embed" xlink:actuate="onLoad" loext:mime-type="image/x-svm">
            <text:p text:style-name="P1"/>
          </draw:image>
          <draw:image xlink:href="Pictures/1000020000000269000001CF2F8F4D73E50B4826.png" xlink:type="simple" xlink:show="embed" xlink:actuate="onLoad" loext:mime-type="image/png"/>
        </draw:frame>
        <draw:custom-shape draw:style-name="gr2" draw:text-style-name="P3" draw:layer="layout" svg:width="0.5cm" svg:height="0.5cm" svg:x="11.6cm" svg:y="15.8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draw:layer="layout" svg:width="0.5cm" svg:height="0.5cm" svg:x="4.7cm" svg:y="14.4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draw:layer="layout" svg:width="0.5cm" svg:height="0.5cm" svg:x="8.2cm" svg:y="9.8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draw:layer="layout" svg:width="0.5cm" svg:height="0.5cm" svg:x="14.7cm" svg:y="7.7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draw:layer="layout" svg:width="0.5cm" svg:height="0.5cm" svg:x="8.2cm" svg:y="11.9cm">
          <text:p text:style-name="P2"><text:span text:style-name="T1">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draw:layer="layout" svg:width="0.5cm" svg:height="0.5cm" svg:x="12.9cm" svg:y="13cm">
          <text:p text:style-name="P2"><text:span text:style-name="T1">6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draw:layer="layout" svg:width="0.5cm" svg:height="0.5cm" svg:x="9.1cm" svg:y="15.9cm">
          <text:p text:style-name="P2"><text:span text:style-name="T1">7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9-11T13:44:34.952962516</dc:date>
    <meta:editing-duration>PT23S</meta:editing-duration>
    <meta:editing-cycles>1</meta:editing-cycles>
    <meta:document-statistic meta:object-count="8"/>
    <meta:generator>LibreOffice/6.4.7.2$Linux_X86_64 LibreOffice_project/40$Build-2</meta:generator>
  </office:meta>
</office:document-meta>
</file>